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Registro de Usuário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Situação</text:p>
          </table:table-cell>
          <table:table-cell table:style-name="ce3" office:value-type="string" calcext:value-type="string">
            <text:p>Bug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R1.1</text:p>
          </table:table-cell>
          <table:table-cell table:style-name="ce4" office:value-type="string" calcext:value-type="string">
            <text:p>Registrar novo usuário com dados válidos</text:p>
          </table:table-cell>
          <table:table-cell table:style-name="ce4" office:value-type="string" calcext:value-type="string">
            <text:p>1. Acesse a página de registro. 2. Insira nome, email, senha e confirme a senha. 3. Clique em "Registrar".</text:p>
          </table:table-cell>
          <table:table-cell table:style-name="ce4" office:value-type="string" calcext:value-type="string">
            <text:p>O sistema cria a conta com sucesso 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R1.2</text:p>
          </table:table-cell>
          <table:table-cell table:style-name="ce4" office:value-type="string" calcext:value-type="string">
            <text:p>Registrar com opção de receber notificações</text:p>
          </table:table-cell>
          <table:table-cell table:style-name="ce4" office:value-type="string" calcext:value-type="string">
            <text:p>1. Na página de registro, selecione a opção para criar conta com saldo. 2. Conclua o registro.</text:p>
          </table:table-cell>
          <table:table-cell table:style-name="ce4" office:value-type="string" calcext:value-type="string">
            <text:p>A conta é criada com sucesso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R1.3</text:p>
          </table:table-cell>
          <table:table-cell table:style-name="ce4" office:value-type="string" calcext:value-type="string">
            <text:p>Registrar com campos obrigatórios vazios</text:p>
          </table:table-cell>
          <table:table-cell table:style-name="ce4" office:value-type="string" calcext:value-type="string">
            <text:p>1. Deixe um ou mais campos obrigatórios em branco. 2. Clique em "Registrar".</text:p>
          </table:table-cell>
          <table:table-cell table:style-name="ce4" office:value-type="string" calcext:value-type="string">
            <text:p>O sistema deve exibir alguma mensagem de erro informando que campos obrigatórios estão ausentes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R1.4</text:p>
          </table:table-cell>
          <table:table-cell table:style-name="ce4" office:value-type="string" calcext:value-type="string">
            <text:p>Registrar com email já existente</text:p>
          </table:table-cell>
          <table:table-cell table:style-name="ce4" office:value-type="string" calcext:value-type="string">
            <text:p>1. Insira um email já cadastrado no sistema. 2. Clique em "Registrar".</text:p>
          </table:table-cell>
          <table:table-cell table:style-name="ce4" office:value-type="string" calcext:value-type="string">
            <text:p>O sistema informa que o email já está registrado.</text:p>
          </table:table-cell>
          <table:table-cell table:style-name="ce9" office:value-type="string" calcext:value-type="string">
            <text:p>REPROVADO</text:p>
          </table:table-cell>
          <table:table-cell table:style-name="ce10" office:value-type="string" calcext:value-type="string">
            <text:p><text:a xlink:href="https://giovanacosta9.atlassian.net/browse/BUG-1?atlOrigin=eyJpIjoiOTZlMDQ3NGQwMTVkNGU3N2FhZDIxMzU1MmY0MzIwZDYiLCJwIjoiaiJ9" xlink:type="simple">https://giovanacosta9.atlassian.net/browse/BUG-1?atlOrigin=eyJpIjoiOTZlMDQ3NGQwMTVkNGU3N2FhZDIxMzU1MmY0MzIwZDYiLCJwIjoiaiJ9</text:a>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R1.5</text:p>
          </table:table-cell>
          <table:table-cell table:style-name="ce4" office:value-type="string" calcext:value-type="string">
            <text:p>Registrar com senhas que não coincidem</text:p>
          </table:table-cell>
          <table:table-cell table:style-name="ce4" office:value-type="string" calcext:value-type="string">
            <text:p>1. Insira senhas diferentes nos campos "Senha" e "Confirmação de Senha". 2. Clique em "Registrar".</text:p>
          </table:table-cell>
          <table:table-cell table:style-name="ce4" office:value-type="string" calcext:value-type="string">
            <text:p>O sistema deve exibir alguma mensagem de erro informando que as senhas não coincidem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Login de Usuário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L1.1</text:p>
          </table:table-cell>
          <table:table-cell table:style-name="ce4" office:value-type="string" calcext:value-type="string">
            <text:p>Login com credenciais corretas</text:p>
          </table:table-cell>
          <table:table-cell table:style-name="ce4" office:value-type="string" calcext:value-type="string">
            <text:p>1. Acesse a página de login. 2. Insira email e senha válidos. 3. Clique em "Login".</text:p>
          </table:table-cell>
          <table:table-cell table:style-name="ce4" office:value-type="string" calcext:value-type="string">
            <text:p>O sistema deve autenticar o usuário e redirecionar para a página principal da conta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L1.2</text:p>
          </table:table-cell>
          <table:table-cell table:style-name="ce4" office:value-type="string" calcext:value-type="string">
            <text:p>Lembrar login no próximo acesso</text:p>
          </table:table-cell>
          <table:table-cell table:style-name="ce4" office:value-type="string" calcext:value-type="string">
            <text:p>1. Marque a opção "Lembrar-me". 2. Conclua o login. 3. Feche e reabra o site.</text:p>
          </table:table-cell>
          <table:table-cell table:style-name="ce4" office:value-type="string" calcext:value-type="string">
            <text:p>O usuário deve permanece logado ao retornar ao site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L1.3</text:p>
          </table:table-cell>
          <table:table-cell table:style-name="ce4" office:value-type="string" calcext:value-type="string">
            <text:p>Login com senha incorreta</text:p>
          </table:table-cell>
          <table:table-cell table:style-name="ce4" office:value-type="string" calcext:value-type="string">
            <text:p>1. Insira um email válido e uma senha incorreta. 2. Clique em "Login".</text:p>
          </table:table-cell>
          <table:table-cell table:style-name="ce4" office:value-type="string" calcext:value-type="string">
            <text:p>O sistema deve exibir uma mensagem de erro informando falha de autenticação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L1.4</text:p>
          </table:table-cell>
          <table:table-cell table:style-name="ce4" office:value-type="string" calcext:value-type="string">
            <text:p>Login com email não registrado</text:p>
          </table:table-cell>
          <table:table-cell table:style-name="ce4" office:value-type="string" calcext:value-type="string">
            <text:p>1. Insira um email não cadastrado e uma senha qualquer. 2. Clique em "Login".</text:p>
          </table:table-cell>
          <table:table-cell table:style-name="ce4" office:value-type="string" calcext:value-type="string">
            <text:p>O sistema deve exibir alguma mensagem informando que o email não está registrado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L1.5</text:p>
          </table:table-cell>
          <table:table-cell table:style-name="ce4" office:value-type="string" calcext:value-type="string">
            <text:p>Login com campos vazios</text:p>
          </table:table-cell>
          <table:table-cell table:style-name="ce4" office:value-type="string" calcext:value-type="string">
            <text:p>1. Deixe os campos de email e senha em branco. 2. Clique em "Login".</text:p>
          </table:table-cell>
          <table:table-cell table:style-name="ce4" office:value-type="string" calcext:value-type="string">
            <text:p>O sistema dve exibir alguma mensagem de erro indicando que ambos os campos são obrigatórios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Visualização de Saldo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V1.1</text:p>
          </table:table-cell>
          <table:table-cell table:style-name="ce4" office:value-type="string" calcext:value-type="string">
            <text:p>Ver saldo disponível após login</text:p>
          </table:table-cell>
          <table:table-cell table:style-name="ce4" office:value-type="string" calcext:value-type="string">
            <text:p>1. Realize o login com uma conta válida. 2. Verifique o saldo na tela principal da conta.</text:p>
          </table:table-cell>
          <table:table-cell table:style-name="ce4" office:value-type="string" calcext:value-type="string">
            <text:p>O saldo atual deve ser exibido corretamente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Transferência para Outra Conta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T1.1</text:p>
          </table:table-cell>
          <table:table-cell table:style-name="ce4" office:value-type="string" calcext:value-type="string">
            <text:p>Transferência entre contas válidas</text:p>
          </table:table-cell>
          <table:table-cell table:style-name="ce4" office:value-type="string" calcext:value-type="string">
            <text:p>1. Acesse a página de transferência. 2. Insira os dados da conta de destino e o valor.</text:p>
          </table:table-cell>
          <table:table-cell table:style-name="ce4" office:value-type="string" calcext:value-type="string">
            <text:p>A transferência deve ser realizada com sucesso, e o saldo das duas contas é atualizado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T1.2</text:p>
          </table:table-cell>
          <table:table-cell table:style-name="ce4" office:value-type="string" calcext:value-type="string">
            <text:p>Transferência de valor igual ou menor que 0</text:p>
          </table:table-cell>
          <table:table-cell table:style-name="ce4" office:value-type="string" calcext:value-type="string">
            <text:p>1. Acesse a página de transferência. 2. Insira os dados da conta de destino e o valor.</text:p>
          </table:table-cell>
          <table:table-cell table:style-name="ce4" office:value-type="string" calcext:value-type="string">
            <text:p>O sistema deve exibir alguma mensagem de erro indicando que valor da transferência não pode ser 0 ou negativo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Nega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T1.3</text:p>
          </table:table-cell>
          <table:table-cell table:style-name="ce4" office:value-type="string" calcext:value-type="string">
            <text:p>Tentar transferir valor acima do saldo</text:p>
          </table:table-cell>
          <table:table-cell table:style-name="ce4" office:value-type="string" calcext:value-type="string">
            <text:p>1. Insira um valor superior ao saldo disponível. 2. Confirme a operação.</text:p>
          </table:table-cell>
          <table:table-cell table:style-name="ce4" office:value-type="string" calcext:value-type="string">
            <text:p>O sistema deve exibir alguma mensagem de erro indicando saldo insuficiente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T1.4</text:p>
          </table:table-cell>
          <table:table-cell table:style-name="ce4" office:value-type="string" calcext:value-type="string">
            <text:p>Tentar transferir para conta inexistente</text:p>
          </table:table-cell>
          <table:table-cell table:style-name="ce4" office:value-type="string" calcext:value-type="string">
            <text:p>1. Insira dados de uma conta inexistente. 2. Confirme a operação.</text:p>
          </table:table-cell>
          <table:table-cell table:style-name="ce4" office:value-type="string" calcext:value-type="string">
            <text:p>O sistema deve exibir alguma mensagem de erro informando que a conta de destino não foi encontrada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T1.5</text:p>
          </table:table-cell>
          <table:table-cell table:style-name="ce4" office:value-type="string" calcext:value-type="string">
            <text:p>Tentar transferir para conta sem colocar o digito</text:p>
          </table:table-cell>
          <table:table-cell table:style-name="ce4" office:value-type="string" calcext:value-type="string">
            <text:p>1. Insira dados de uma conta existente sem o digito. 2. Confirme a operação.</text:p>
          </table:table-cell>
          <table:table-cell table:style-name="ce4" office:value-type="string" calcext:value-type="string">
            <text:p>O sistema não deve aceitar pois está incompleto</text:p>
          </table:table-cell>
          <table:table-cell table:style-name="ce9" office:value-type="string" calcext:value-type="string">
            <text:p>REPROVADO</text:p>
          </table:table-cell>
          <table:table-cell table:style-name="ce10" office:value-type="string" calcext:value-type="string">
            <text:p><text:a xlink:href="https://giovanacosta9.atlassian.net/browse/BUG-2?atlOrigin=eyJpIjoiZTdhNWI4ODNjMzQ3NDFhM2I3NTkxOWVhNDJlZTU4YzgiLCJwIjoiaiJ9" xlink:type="simple">https://giovanacosta9.atlassian.net/browse/BUG-2?atlOrigin=eyJpIjoiZTdhNWI4ODNjMzQ3NDFhM2I3NTkxOWVhNDJlZTU4YzgiLCJwIjoiaiJ9</text:a></text:p>
          </table:table-cell>
          <table:table-cell table:style-name="ce4" table:number-columns-repeated="3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style-name="ce4" table:number-columns-repeated="4"/>
          <table:table-cell table:style-name="ce8"/>
          <table:table-cell table:number-columns-repeated="999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Extrato Bancário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Testes Positivos</text:p>
          </table:table-cell>
          <table:covered-table-cell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E1.1</text:p>
          </table:table-cell>
          <table:table-cell table:style-name="ce4" office:value-type="string" calcext:value-type="string">
            <text:p>Consultar extrato de transações </text:p>
          </table:table-cell>
          <table:table-cell table:style-name="ce4" office:value-type="string" calcext:value-type="string">
            <text:p>1. Acesse a opção de extrato. 2. Visualize as transações recentes.</text:p>
          </table:table-cell>
          <table:table-cell table:style-name="ce4" office:value-type="string" calcext:value-type="string">
            <text:p>O sistema deve exibir uma lista de transações 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6" table:number-rows-spanned="1">
            <text:p>Encerrar Sessão (Logout)</text:p>
          </table:table-cell>
          <table:covered-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assos</text:p>
          </table:table-cell>
          <table:table-cell table:style-name="ce3" office:value-type="string" calcext:value-type="string">
            <text:p>Resultado Esperado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S1.1</text:p>
          </table:table-cell>
          <table:table-cell table:style-name="ce4" office:value-type="string" calcext:value-type="string">
            <text:p>Logout após sessão ativa</text:p>
          </table:table-cell>
          <table:table-cell table:style-name="ce4" office:value-type="string" calcext:value-type="string">
            <text:p>1. Realize login com uma conta válida. 2. Clique em "Sair".</text:p>
          </table:table-cell>
          <table:table-cell table:style-name="ce4" office:value-type="string" calcext:value-type="string">
            <text:p>O usuário deve ser desconectado e redirecionado para a página de login.</text:p>
          </table:table-cell>
          <table:table-cell table:style-name="ce8" office:value-type="string" calcext:value-type="string">
            <text:p>APROVADO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Site de teste:</text:p>
          </table:table-cell>
          <table:table-cell table:style-name="ce7" office:value-type="string" calcext:value-type="string">
            <text:p><text:a xlink:href="https://bugbank.netlify.app/" xlink:type="simple">https://bugbank.netlify.app/</text:a></text:p>
          </table:table-cell>
          <table:table-cell table:number-columns-repeated="1022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4" meta:object-count="0"/>
    <meta:generator>LibreOfficeDev/6.0.5.2$Linux_X86_64 LibreOffice_project/</meta:generator>
  </office:meta>
</office:document-meta>
</file>